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ff" draw:textarea-horizontal-align="justify" draw:textarea-vertical-align="middle" draw:auto-grow-height="false" fo:min-height="1.65cm" fo:min-width="29.2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textarea-horizontal-align="justify" draw:textarea-vertical-align="middle" draw:auto-grow-height="false" fo:min-height="4.35cm" fo:min-width="29.2cm"/>
    </style:style>
    <style:style style:name="gr5" style:family="graphic" style:parent-style-name="standard">
      <style:graphic-properties draw:fill="solid" draw:fill-color="#007826" draw:textarea-horizontal-align="justify" draw:textarea-vertical-align="middle" draw:auto-grow-height="false" fo:min-height="4.65cm" fo:min-width="29.2cm"/>
    </style:style>
    <style:style style:name="gr6" style:family="graphic" style:parent-style-name="standard">
      <style:graphic-properties svg:stroke-color="#000000" draw:fill="solid" draw:fill-color="#009933" draw:textarea-horizontal-align="justify" draw:textarea-vertical-align="middle" draw:auto-grow-height="false" fo:min-height="2.05cm" fo:min-width="26.372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7.35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.9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061cm" svg:height="1.5cm" svg:x="0.99cm" svg:y="0.6cm">
          <draw:text-box>
            <text:p>Logo</text:p>
          </draw:text-box>
        </draw:frame>
        <draw:frame draw:style-name="gr3" draw:text-style-name="P2" draw:layer="layout" svg:width="3.9cm" svg:height="1.6cm" svg:x="22.6cm" svg:y="0.4cm">
          <draw:text-box>
            <text:p text:style-name="P2"><text:span text:style-name="T1">Menu</text:span></text:p>
          </draw:text-box>
        </draw:frame>
        <draw:custom-shape draw:style-name="gr4" draw:text-style-name="P3" draw:layer="layout" svg:width="29.7cm" svg:height="4.6cm" svg:x="0cm" svg:y="1.9cm">
          <text:p text:style-name="P1"><text:span text:style-name="T2">Carrousel ou jumbotron avec 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9.7cm" svg:height="4.9cm" svg:x="0cm" svg:y="1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872cm" svg:height="2.3cm" svg:x="1.414cm" svg:y="18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9.1cm" svg:height="0.962cm" svg:x="9.6cm" svg:y="17cm">
          <draw:text-box>
            <text:p text:style-name="P4"><text:span text:style-name="T1">Crédits</text:span></text:p>
          </draw:text-box>
        </draw:frame>
        <draw:frame draw:style-name="gr8" draw:text-style-name="P4" draw:layer="layout" svg:width="15cm" svg:height="1.3cm" svg:x="6.4cm" svg:y="18.7cm">
          <draw:text-box>
            <text:p text:style-name="P4"><text:span text:style-name="T1">Logos des partenaires avec rétro lien</text:span></text:p>
          </draw:text-box>
        </draw:frame>
        <draw:frame draw:style-name="gr9" draw:text-style-name="P5" draw:layer="layout" svg:width="23cm" svg:height="7.5cm" svg:x="3cm" svg:y="7cm">
          <draw:text-box>
            <text:p text:style-name="P5"><text:span text:style-name="T3">Contenu texte et 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6T18:14:51.323108507</meta:creation-date>
    <dc:date>2016-07-26T18:25:12.068735984</dc:date>
    <dc:creator>thomas </dc:creator>
    <meta:editing-duration>PT10M20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